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de To Running Tuscany</text:p>
      <text:p text:style-name="Standard"/>
      <text:p text:style-name="Standard">How you run the Tuscany runtime, load contributions and start composites depends on what environment you're running in and what you're trying to achieve. For example, if you just want to try out some samples then you may want to run the Tuscany runtime from the command line using the Tuscany shell or from Maven or Ant. If on the other hand you want Tuscany to run in a WebApp, in OSGi or you want to debug the runtime in an IDE like Eclipse different approaches are required.</text:p>
      <text:p text:style-name="Standard"/>
      <text:p text:style-name="Standard">The samples in this directory show various ways in which you can start Tuscany. </text:p>
      <text:p text:style-name="Standard"/>
      <text:p text:style-name="Standard">TBD more overview information</text:p>
      <text:p text:style-name="Standard"/>
      <text:p text:style-name="Standard">TuscanyRuntime + Node</text:p>
      <text:p text:style-name="Standard">dependencies <text:s/>base , x-*-runtime</text:p>
      <text:p text:style-name="Standard"><text:s/></text:p>
      <text:p text:style-name="Standard">webapp</text:p>
      <text:p text:style-name="Standard">standalone</text:p>
      <text:p text:style-name="Standard">shell</text:p>
      <text:p text:style-name="Standard">junit</text:p>
      <text:p text:style-name="Standard">distributed do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 </meta:initial-creator>
    <meta:creation-date>2011-03-15T09:48:55.71</meta:creation-date>
    <meta:generator>OpenOffice.org/3.2$Win32 OpenOffice.org_project/320m12$Build-9483</meta:generator>
    <dc:date>2011-04-12T15:19:45.21</dc:date>
    <meta:editing-duration>PT00H07M58S</meta:editing-duration>
    <meta:editing-cycles>4</meta:editing-cycles>
    <meta:document-statistic meta:table-count="0" meta:image-count="0" meta:object-count="0" meta:page-count="1" meta:paragraph-count="12" meta:word-count="123" meta:character-count="708"/>
  </office:meta>
</office:document-meta>
</file>